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pringFactoriesLoaderTests.addWithClassNamesAdds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pringFactoriesLoaderTests.addWithClassesAdds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pringFactoriesLoaderTests.assertThatLoaderHasTestFactories( MockSpringFactorie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pringFactoriesLoaderTests.addWithClassNameAndInstancesAdds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pringFactoriesLoaderTests.addWithClassAndInstancesAdds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